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3070" officeooo:paragraph-rsid="001e307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235089766320">
          <table:table-cell table:style-name="Table1.A1" office:value-type="string">
            <text:p text:style-name="P1">Country</text:p>
          </table:table-cell>
          <table:table-cell table:style-name="Table1.A1" office:value-type="string">
            <text:p text:style-name="P1">Capital</text:p>
          </table:table-cell>
          <table:table-cell table:style-name="Table1.C1" office:value-type="string">
            <text:p text:style-name="P1">Population (millions)</text:p>
          </table:table-cell>
        </table:table-row>
        <table:table-row table:style-name="TableLine94235089766320">
          <table:table-cell table:style-name="Table1.A2" office:value-type="string">
            <text:p text:style-name="P1">Ghana</text:p>
          </table:table-cell>
          <table:table-cell table:style-name="Table1.A2" office:value-type="string">
            <text:p text:style-name="P1">Accra</text:p>
          </table:table-cell>
          <table:table-cell table:style-name="Table1.C2" office:value-type="string">
            <text:p text:style-name="P1">30</text:p>
          </table:table-cell>
        </table:table-row>
        <table:table-row table:style-name="TableLine94235089766320">
          <table:table-cell table:style-name="Table1.A2" office:value-type="string">
            <text:p text:style-name="P1">United States</text:p>
          </table:table-cell>
          <table:table-cell table:style-name="Table1.A2" office:value-type="string">
            <text:p text:style-name="P1">Washington D.C.</text:p>
          </table:table-cell>
          <table:table-cell table:style-name="Table1.C2" office:value-type="string">
            <text:p text:style-name="P1">331</text:p>
          </table:table-cell>
        </table:table-row>
        <table:table-row table:style-name="TableLine94235089766320">
          <table:table-cell table:style-name="Table1.A2" office:value-type="string">
            <text:p text:style-name="P1">Germany</text:p>
          </table:table-cell>
          <table:table-cell table:style-name="Table1.A2" office:value-type="string">
            <text:p text:style-name="P1">Berlin</text:p>
          </table:table-cell>
          <table:table-cell table:style-name="Table1.C2" office:value-type="string">
            <text:p text:style-name="P1">83</text:p>
          </table:table-cell>
        </table:table-row>
        <table:table-row table:style-name="TableLine94235089766320">
          <table:table-cell table:style-name="Table1.A2" office:value-type="string">
            <text:p text:style-name="P1">Japan</text:p>
          </table:table-cell>
          <table:table-cell table:style-name="Table1.A2" office:value-type="string">
            <text:p text:style-name="P1">Tokyo</text:p>
          </table:table-cell>
          <table:table-cell table:style-name="Table1.C2" office:value-type="string">
            <text:p text:style-name="P1">126</text:p>
          </table:table-cell>
        </table:table-row>
        <table:table-row table:style-name="TableLine94235089766320">
          <table:table-cell table:style-name="Table1.A2" office:value-type="string">
            <text:p text:style-name="P1">Brazil</text:p>
          </table:table-cell>
          <table:table-cell table:style-name="Table1.A2" office:value-type="string">
            <text:p text:style-name="P1">Brasilia</text:p>
          </table:table-cell>
          <table:table-cell table:style-name="Table1.C2" office:value-type="string">
            <text:p text:style-name="P1">2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Light1" svg:font-family="'Noto Sans Light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Light1" style:font-family-complex="'Noto Sans Light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Backgro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loext:contextual-spacing="false" fo:line-height="150%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loext:contextual-spacing="false" fo:line-height="150%" fo:text-align="start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loext:contextual-spacing="false" fo:line-height="150%" fo:text-indent="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Black" fo:font-family="'Noto Sans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SemiBold" fo:font-family="'Noto Sans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cm" fo:margin-bottom="0.402cm" loext:contextual-spacing="false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cm" fo:margin-bottom="0.3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cm" fo:margin-bottom="0.3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cm" fo:margin-bottom="0.199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cm" fo:margin-bottom="0.101cm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Noto Sans Light1" style:font-family-complex="'Noto Sans Light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Noto Sans Light1" style:font-family-complex="'Noto Sans Light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 Light1" style:font-family-complex="'Noto Sans Light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1:46:31.966764193</meta:creation-date>
    <dc:date>2023-05-23T11:49:05.795138195</dc:date>
    <meta:editing-duration>PT2M34S</meta:editing-duration>
    <meta:editing-cycles>1</meta:editing-cycles>
    <meta:document-statistic meta:table-count="1" meta:image-count="0" meta:object-count="0" meta:page-count="1" meta:paragraph-count="18" meta:word-count="21" meta:character-count="123" meta:non-whitespace-character-count="120"/>
    <meta:generator>LibreOffice/6.4.7.2$Linux_X86_64 LibreOffice_project/40$Build-2</meta:generator>
  </office:meta>
</office:document-meta>
</file>